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6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Jayson Tatum <text:s text:c="4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22471076868407" calcext:value-type="float">
            <text:p>1.22471076868407</text:p>
          </table:table-cell>
          <table:table-cell office:value-type="float" office:value="32.13" calcext:value-type="float">
            <text:p>32.13</text:p>
          </table:table-cell>
          <table:table-cell office:value-type="float" office:value="9000" calcext:value-type="float">
            <text:p>9000</text:p>
          </table:table-cell>
          <table:table-cell table:formula="of:=[.D2]*10000/[.F2]" office:value-type="float" office:value="1.3607897429823" calcext:value-type="float">
            <text:p>1.3607897429823</text:p>
          </table:table-cell>
          <table:table-cell table:formula="of:=[.D2]*[.E2]" office:value-type="float" office:value="39.3499569978192" calcext:value-type="float">
            <text:p>39.3499569978192</text:p>
          </table:table-cell>
          <table:table-cell table:formula="of:=[.H2]*1.5" office:value-type="float" office:value="59.0249354967288" calcext:value-type="float">
            <text:p>59.0249354967288</text:p>
          </table:table-cell>
          <table:table-cell table:formula="of:=1000*[.H2]/[.F2]" office:value-type="float" office:value="4.37221744420213" calcext:value-type="float">
            <text:p>4.37221744420213</text:p>
          </table:table-cell>
          <table:table-cell table:formula="of:=TRIM([.C2])" office:value-type="string" office:string-value="BOS" calcext:value-type="string">
            <text:p>BOS</text:p>
          </table:table-cell>
          <table:table-cell office:value-type="float" office:value="30" calcext:value-type="float">
            <text:p>30</text:p>
          </table:table-cell>
          <table:table-cell table:formula="of:=[.E2]-[.L2]" office:value-type="float" office:value="2.13" calcext:value-type="float">
            <text:p>2.13</text:p>
          </table:table-cell>
          <table:table-cell/>
          <table:table-cell office:value-type="string" calcext:value-type="string">
            <text:p>PHI</text:p>
          </table:table-cell>
          <table:table-cell table:formula="of:=SUMIF([.C2:.C28];[.O2];[.E2:.E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Enes Kanter <text:s text:c="5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17246338504626" calcext:value-type="float">
            <text:p>1.17246338504626</text:p>
          </table:table-cell>
          <table:table-cell office:value-type="float" office:value="14.35" calcext:value-type="float">
            <text:p>14.35</text:p>
          </table:table-cell>
          <table:table-cell office:value-type="float" office:value="3700" calcext:value-type="float">
            <text:p>3700</text:p>
          </table:table-cell>
          <table:table-cell table:formula="of:=[.D3]*10000/[.F3]" office:value-type="float" office:value="3.16881995958449" calcext:value-type="float">
            <text:p>3.16881995958449</text:p>
          </table:table-cell>
          <table:table-cell table:formula="of:=[.D3]*[.E3]" office:value-type="float" office:value="16.8248495754139" calcext:value-type="float">
            <text:p>16.8248495754139</text:p>
          </table:table-cell>
          <table:table-cell table:formula="of:=[.H3]*1.5" office:value-type="float" office:value="25.2372743631208" calcext:value-type="float">
            <text:p>25.2372743631208</text:p>
          </table:table-cell>
          <table:table-cell table:formula="of:=1000*[.H3]/[.F3]" office:value-type="float" office:value="4.54725664200375" calcext:value-type="float">
            <text:p>4.54725664200375</text:p>
          </table:table-cell>
          <table:table-cell table:formula="of:=TRIM([.C3])" office:value-type="string" office:string-value="BOS" calcext:value-type="string">
            <text:p>BOS</text:p>
          </table:table-cell>
          <table:table-cell office:value-type="float" office:value="35" calcext:value-type="float">
            <text:p>35</text:p>
          </table:table-cell>
          <table:table-cell table:formula="of:=[.E3]-[.L3]" office:value-type="float" office:value="-20.65" calcext:value-type="float">
            <text:p>-20.65</text:p>
          </table:table-cell>
          <table:table-cell/>
          <table:table-cell office:value-type="string" calcext:value-type="string">
            <text:p>BOS</text:p>
          </table:table-cell>
          <table:table-cell table:formula="of:=SUMIF([.C2:.C28];[.O3];[.E2:.E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Kemba Walker <text:s text:c="4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13965657762458" calcext:value-type="float">
            <text:p>1.13965657762458</text:p>
          </table:table-cell>
          <table:table-cell office:value-type="float" office:value="35.17" calcext:value-type="float">
            <text:p>35.17</text:p>
          </table:table-cell>
          <table:table-cell office:value-type="float" office:value="6900" calcext:value-type="float">
            <text:p>6900</text:p>
          </table:table-cell>
          <table:table-cell table:formula="of:=[.D4]*10000/[.F4]" office:value-type="float" office:value="1.65167619945591" calcext:value-type="float">
            <text:p>1.65167619945591</text:p>
          </table:table-cell>
          <table:table-cell table:formula="of:=[.D4]*[.E4]" office:value-type="float" office:value="40.0817218350564" calcext:value-type="float">
            <text:p>40.0817218350564</text:p>
          </table:table-cell>
          <table:table-cell table:formula="of:=[.H4]*1.5" office:value-type="float" office:value="60.1225827525845" calcext:value-type="float">
            <text:p>60.1225827525845</text:p>
          </table:table-cell>
          <table:table-cell table:formula="of:=1000*[.H4]/[.F4]" office:value-type="float" office:value="5.80894519348643" calcext:value-type="float">
            <text:p>5.80894519348643</text:p>
          </table:table-cell>
          <table:table-cell table:formula="of:=TRIM([.C4])" office:value-type="string" office:string-value="BOS" calcext:value-type="string">
            <text:p>BOS</text:p>
          </table:table-cell>
          <table:table-cell office:value-type="float" office:value="30" calcext:value-type="float">
            <text:p>30</text:p>
          </table:table-cell>
          <table:table-cell table:formula="of:=[.E4]-[.L4]" office:value-type="float" office:value="5.17" calcext:value-type="float">
            <text:p>5.17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Jaylen Brown <text:s text:c="4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02639752965401" calcext:value-type="float">
            <text:p>1.02639752965401</text:p>
          </table:table-cell>
          <table:table-cell office:value-type="float" office:value="41.72" calcext:value-type="float">
            <text:p>41.72</text:p>
          </table:table-cell>
          <table:table-cell office:value-type="float" office:value="7300" calcext:value-type="float">
            <text:p>7300</text:p>
          </table:table-cell>
          <table:table-cell table:formula="of:=[.D5]*10000/[.F5]" office:value-type="float" office:value="1.40602401322467" calcext:value-type="float">
            <text:p>1.40602401322467</text:p>
          </table:table-cell>
          <table:table-cell table:formula="of:=[.D5]*[.E5]" office:value-type="float" office:value="42.8213049371654" calcext:value-type="float">
            <text:p>42.8213049371654</text:p>
          </table:table-cell>
          <table:table-cell table:formula="of:=[.H5]*1.5" office:value-type="float" office:value="64.231957405748" calcext:value-type="float">
            <text:p>64.231957405748</text:p>
          </table:table-cell>
          <table:table-cell table:formula="of:=1000*[.H5]/[.F5]" office:value-type="float" office:value="5.86593218317334" calcext:value-type="float">
            <text:p>5.86593218317334</text:p>
          </table:table-cell>
          <table:table-cell table:formula="of:=TRIM([.C5])" office:value-type="string" office:string-value="BOS" calcext:value-type="string">
            <text:p>BOS</text:p>
          </table:table-cell>
          <table:table-cell office:value-type="float" office:value="15" calcext:value-type="float">
            <text:p>15</text:p>
          </table:table-cell>
          <table:table-cell table:formula="of:=[.E5]-[.L5]" office:value-type="float" office:value="26.72" calcext:value-type="float">
            <text:p>26.72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Daniel Theis <text:s text:c="4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963607149860819" calcext:value-type="float">
            <text:p>0.963607149860819</text:p>
          </table:table-cell>
          <table:table-cell office:value-type="float" office:value="26.23" calcext:value-type="float">
            <text:p>26.23</text:p>
          </table:table-cell>
          <table:table-cell office:value-type="float" office:value="4200" calcext:value-type="float">
            <text:p>4200</text:p>
          </table:table-cell>
          <table:table-cell table:formula="of:=[.D6]*10000/[.F6]" office:value-type="float" office:value="2.29430273776386" calcext:value-type="float">
            <text:p>2.29430273776386</text:p>
          </table:table-cell>
          <table:table-cell table:formula="of:=[.D6]*[.E6]" office:value-type="float" office:value="25.2754155408493" calcext:value-type="float">
            <text:p>25.2754155408493</text:p>
          </table:table-cell>
          <table:table-cell table:formula="of:=[.H6]*1.5" office:value-type="float" office:value="37.9131233112739" calcext:value-type="float">
            <text:p>37.9131233112739</text:p>
          </table:table-cell>
          <table:table-cell table:formula="of:=1000*[.H6]/[.F6]" office:value-type="float" office:value="6.01795608115459" calcext:value-type="float">
            <text:p>6.01795608115459</text:p>
          </table:table-cell>
          <table:table-cell table:formula="of:=TRIM([.C6])" office:value-type="string" office:string-value="BOS" calcext:value-type="string">
            <text:p>BOS</text:p>
          </table:table-cell>
          <table:table-cell office:value-type="float" office:value="17" calcext:value-type="float">
            <text:p>17</text:p>
          </table:table-cell>
          <table:table-cell table:formula="of:=[.E6]-[.L6]" office:value-type="float" office:value="9.23" calcext:value-type="float">
            <text:p>9.23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Marcus Smart <text:s text:c="4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895245444795553" calcext:value-type="float">
            <text:p>0.895245444795553</text:p>
          </table:table-cell>
          <table:table-cell office:value-type="float" office:value="38.67" calcext:value-type="float">
            <text:p>38.67</text:p>
          </table:table-cell>
          <table:table-cell office:value-type="float" office:value="5600" calcext:value-type="float">
            <text:p>5600</text:p>
          </table:table-cell>
          <table:table-cell table:formula="of:=[.D7]*10000/[.F7]" office:value-type="float" office:value="1.59865257999206" calcext:value-type="float">
            <text:p>1.59865257999206</text:p>
          </table:table-cell>
          <table:table-cell table:formula="of:=[.D7]*[.E7]" office:value-type="float" office:value="34.6191413502441" calcext:value-type="float">
            <text:p>34.6191413502441</text:p>
          </table:table-cell>
          <table:table-cell table:formula="of:=[.H7]*1.5" office:value-type="float" office:value="51.9287120253661" calcext:value-type="float">
            <text:p>51.9287120253661</text:p>
          </table:table-cell>
          <table:table-cell table:formula="of:=1000*[.H7]/[.F7]" office:value-type="float" office:value="6.18198952682929" calcext:value-type="float">
            <text:p>6.18198952682929</text:p>
          </table:table-cell>
          <table:table-cell table:formula="of:=TRIM([.C7])" office:value-type="string" office:string-value="BOS" calcext:value-type="string">
            <text:p>BOS</text:p>
          </table:table-cell>
          <table:table-cell table:number-columns-repeated="6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Brad Wanamaker <text:s text:c="2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770058343490887" calcext:value-type="float">
            <text:p>0.770058343490887</text:p>
          </table:table-cell>
          <table:table-cell office:value-type="float" office:value="18.47" calcext:value-type="float">
            <text:p>18.47</text:p>
          </table:table-cell>
          <table:table-cell office:value-type="float" office:value="3400" calcext:value-type="float">
            <text:p>3400</text:p>
          </table:table-cell>
          <table:table-cell table:formula="of:=[.D8]*10000/[.F8]" office:value-type="float" office:value="2.26487748085555" calcext:value-type="float">
            <text:p>2.26487748085555</text:p>
          </table:table-cell>
          <table:table-cell table:formula="of:=[.D8]*[.E8]" office:value-type="float" office:value="14.2229776042767" calcext:value-type="float">
            <text:p>14.2229776042767</text:p>
          </table:table-cell>
          <table:table-cell table:formula="of:=[.H8]*1.5" office:value-type="float" office:value="21.334466406415" calcext:value-type="float">
            <text:p>21.334466406415</text:p>
          </table:table-cell>
          <table:table-cell table:formula="of:=1000*[.H8]/[.F8]" office:value-type="float" office:value="4.1832287071402" calcext:value-type="float">
            <text:p>4.1832287071402</text:p>
          </table:table-cell>
          <table:table-cell table:formula="of:=TRIM([.C8])" office:value-type="string" office:string-value="BOS" calcext:value-type="string">
            <text:p>BOS</text:p>
          </table:table-cell>
          <table:table-cell office:value-type="float" office:value="37" calcext:value-type="float">
            <text:p>37</text:p>
          </table:table-cell>
          <table:table-cell table:formula="of:=[.E8]-[.L8]" office:value-type="float" office:value="-18.53" calcext:value-type="float">
            <text:p>-18.53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Grant Williams <text:s text:c="2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660596736356288" calcext:value-type="float">
            <text:p>0.660596736356288</text:p>
          </table:table-cell>
          <table:table-cell office:value-type="float" office:value="10.53" calcext:value-type="float">
            <text:p>10.53</text:p>
          </table:table-cell>
          <table:table-cell office:value-type="float" office:value="3300" calcext:value-type="float">
            <text:p>3300</text:p>
          </table:table-cell>
          <table:table-cell table:formula="of:=[.D9]*10000/[.F9]" office:value-type="float" office:value="2.00180829198875" calcext:value-type="float">
            <text:p>2.00180829198875</text:p>
          </table:table-cell>
          <table:table-cell table:formula="of:=[.D9]*[.E9]" office:value-type="float" office:value="6.95608363383171" calcext:value-type="float">
            <text:p>6.95608363383171</text:p>
          </table:table-cell>
          <table:table-cell table:formula="of:=[.H9]*1.5" office:value-type="float" office:value="10.4341254507476" calcext:value-type="float">
            <text:p>10.4341254507476</text:p>
          </table:table-cell>
          <table:table-cell table:formula="of:=1000*[.H9]/[.F9]" office:value-type="float" office:value="2.10790413146415" calcext:value-type="float">
            <text:p>2.10790413146415</text:p>
          </table:table-cell>
          <table:table-cell table:formula="of:=TRIM([.C9])" office:value-type="string" office:string-value="BOS" calcext:value-type="string">
            <text:p>BOS</text:p>
          </table:table-cell>
          <table:table-cell office:value-type="float" office:value="5" calcext:value-type="float">
            <text:p>5</text:p>
          </table:table-cell>
          <table:table-cell table:formula="of:=[.E9]-[.L9]" office:value-type="float" office:value="5.53" calcext:value-type="float">
            <text:p>5.53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Semi Ojeleye <text:s text:c="4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483340677845219" calcext:value-type="float">
            <text:p>0.483340677845219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table:formula="of:=[.D10]*10000/[.F10]" office:value-type="float" office:value="1.51043961826631" calcext:value-type="float">
            <text:p>1.51043961826631</text:p>
          </table:table-cell>
          <table:table-cell table:style-name="ce2" table:formula="of:=[.D10]*[.E10]" office:value-type="float" office:value="5.80008813414262" calcext:value-type="float">
            <text:p>5.80008813414262</text:p>
          </table:table-cell>
          <table:table-cell table:formula="of:=[.H10]*1.5" office:value-type="float" office:value="8.70013220121393" calcext:value-type="float">
            <text:p>8.70013220121393</text:p>
          </table:table-cell>
          <table:table-cell table:formula="of:=1000*[.H10]/[.F10]" office:value-type="float" office:value="1.81252754191957" calcext:value-type="float">
            <text:p>1.81252754191957</text:p>
          </table:table-cell>
          <table:table-cell table:formula="of:=TRIM([.C10])" office:value-type="string" office:string-value="BOS" calcext:value-type="string">
            <text:p>BOS</text:p>
          </table:table-cell>
          <table:table-cell office:value-type="float" office:value="21" calcext:value-type="float">
            <text:p>21</text:p>
          </table:table-cell>
          <table:table-cell table:formula="of:=[.E10]-[.L10]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Romeo Langford <text:s text:c="2"/>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414574522498605" calcext:value-type="float">
            <text:p>0.414574522498605</text:p>
          </table:table-cell>
          <table:table-cell office:value-type="float" office:value="10.73" calcext:value-type="float">
            <text:p>10.73</text:p>
          </table:table-cell>
          <table:table-cell office:value-type="float" office:value="3100" calcext:value-type="float">
            <text:p>3100</text:p>
          </table:table-cell>
          <table:table-cell table:formula="of:=[.D11]*10000/[.F11]" office:value-type="float" office:value="1.33733716935034" calcext:value-type="float">
            <text:p>1.33733716935034</text:p>
          </table:table-cell>
          <table:table-cell table:formula="of:=[.D11]*[.E11]" office:value-type="float" office:value="4.44838462641003" calcext:value-type="float">
            <text:p>4.44838462641003</text:p>
          </table:table-cell>
          <table:table-cell table:formula="of:=[.H11]*1.5" office:value-type="float" office:value="6.67257693961504" calcext:value-type="float">
            <text:p>6.67257693961504</text:p>
          </table:table-cell>
          <table:table-cell table:formula="of:=1000*[.H11]/[.F11]" office:value-type="float" office:value="1.43496278271291" calcext:value-type="float">
            <text:p>1.43496278271291</text:p>
          </table:table-cell>
          <table:table-cell table:formula="of:=TRIM([.C11])" office:value-type="string" office:string-value="BOS" calcext:value-type="string">
            <text:p>BOS</text:p>
          </table:table-cell>
          <table:table-cell office:value-type="float" office:value="35" calcext:value-type="float">
            <text:p>35</text:p>
          </table:table-cell>
          <table:table-cell table:formula="of:=[.E11]-[.L11]" office:value-type="float" office:value="-24.27" calcext:value-type="float">
            <text:p>-24.27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Joel Embiid <text:s text:c="5"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1.51087351808426" calcext:value-type="float">
            <text:p>1.51087351808426</text:p>
          </table:table-cell>
          <table:table-cell office:value-type="float" office:value="35.4" calcext:value-type="float">
            <text:p>35.4</text:p>
          </table:table-cell>
          <table:table-cell office:value-type="float" office:value="10000" calcext:value-type="float">
            <text:p>10000</text:p>
          </table:table-cell>
          <table:table-cell table:formula="of:=[.D12]*10000/[.F12]" office:value-type="float" office:value="1.51087351808426" calcext:value-type="float">
            <text:p>1.51087351808426</text:p>
          </table:table-cell>
          <table:table-cell table:formula="of:=[.D12]*[.E12]" office:value-type="float" office:value="53.4849225401829" calcext:value-type="float">
            <text:p>53.4849225401829</text:p>
          </table:table-cell>
          <table:table-cell table:formula="of:=[.H12]*1.5" office:value-type="float" office:value="80.2273838102744" calcext:value-type="float">
            <text:p>80.2273838102744</text:p>
          </table:table-cell>
          <table:table-cell table:formula="of:=1000*[.H12]/[.F12]" office:value-type="float" office:value="5.34849225401829" calcext:value-type="float">
            <text:p>5.34849225401829</text:p>
          </table:table-cell>
          <table:table-cell table:formula="of:=TRIM([.C12])" office:value-type="string" office:string-value="PHI" calcext:value-type="string">
            <text:p>PHI</text:p>
          </table:table-cell>
          <table:table-cell table:number-columns-repeated="6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Tobias Harris <text:s text:c="3"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1.04388015541364" calcext:value-type="float">
            <text:p>1.04388015541364</text:p>
          </table:table-cell>
          <table:table-cell office:value-type="float" office:value="39.23" calcext:value-type="float">
            <text:p>39.23</text:p>
          </table:table-cell>
          <table:table-cell office:value-type="float" office:value="7500" calcext:value-type="float">
            <text:p>7500</text:p>
          </table:table-cell>
          <table:table-cell table:formula="of:=[.D13]*10000/[.F13]" office:value-type="float" office:value="1.39184020721819" calcext:value-type="float">
            <text:p>1.39184020721819</text:p>
          </table:table-cell>
          <table:table-cell table:style-name="ce2" table:formula="of:=[.D13]*[.E13]" office:value-type="float" office:value="40.9514184968771" calcext:value-type="float">
            <text:p>40.9514184968771</text:p>
          </table:table-cell>
          <table:table-cell table:formula="of:=[.H13]*1.5" office:value-type="float" office:value="61.4271277453157" calcext:value-type="float">
            <text:p>61.4271277453157</text:p>
          </table:table-cell>
          <table:table-cell table:formula="of:=1000*[.H13]/[.F13]" office:value-type="float" office:value="5.46018913291695" calcext:value-type="float">
            <text:p>5.46018913291695</text:p>
          </table:table-cell>
          <table:table-cell table:formula="of:=TRIM([.C13])" office:value-type="string" office:string-value="PHI" calcext:value-type="string">
            <text:p>PHI</text:p>
          </table:table-cell>
          <table:table-cell office:value-type="float" office:value="9" calcext:value-type="float">
            <text:p>9</text:p>
          </table:table-cell>
          <table:table-cell table:formula="of:=[.E13]-[.L13]" office:value-type="float" office:value="30.23" calcext:value-type="float">
            <text:p>30.23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Alec Burks <text:s text:c="6"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0.985352798071519" calcext:value-type="float">
            <text:p>0.985352798071519</text:p>
          </table:table-cell>
          <table:table-cell office:value-type="float" office:value="21.72" calcext:value-type="float">
            <text:p>21.72</text:p>
          </table:table-cell>
          <table:table-cell office:value-type="float" office:value="4200" calcext:value-type="float">
            <text:p>4200</text:p>
          </table:table-cell>
          <table:table-cell table:formula="of:=[.D14]*10000/[.F14]" office:value-type="float" office:value="2.34607809064647" calcext:value-type="float">
            <text:p>2.34607809064647</text:p>
          </table:table-cell>
          <table:table-cell table:formula="of:=[.D14]*[.E14]" office:value-type="float" office:value="21.4018627741134" calcext:value-type="float">
            <text:p>21.4018627741134</text:p>
          </table:table-cell>
          <table:table-cell table:formula="of:=[.H14]*1.5" office:value-type="float" office:value="32.1027941611701" calcext:value-type="float">
            <text:p>32.1027941611701</text:p>
          </table:table-cell>
          <table:table-cell table:formula="of:=1000*[.H14]/[.F14]" office:value-type="float" office:value="5.09568161288414" calcext:value-type="float">
            <text:p>5.09568161288414</text:p>
          </table:table-cell>
          <table:table-cell table:formula="of:=TRIM([.C14])" office:value-type="string" office:string-value="PHI" calcext:value-type="string">
            <text:p>PHI</text:p>
          </table:table-cell>
          <table:table-cell office:value-type="float" office:value="15" calcext:value-type="float">
            <text:p>15</text:p>
          </table:table-cell>
          <table:table-cell table:formula="of:=[.E14]-[.L14]" office:value-type="float" office:value="6.72" calcext:value-type="float">
            <text:p>6.72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Al Horford <text:s text:c="6"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0.977313366312787" calcext:value-type="float">
            <text:p>0.977313366312787</text:p>
          </table:table-cell>
          <table:table-cell office:value-type="float" office:value="37.88" calcext:value-type="float">
            <text:p>37.88</text:p>
          </table:table-cell>
          <table:table-cell office:value-type="float" office:value="6200" calcext:value-type="float">
            <text:p>6200</text:p>
          </table:table-cell>
          <table:table-cell table:formula="of:=[.D15]*10000/[.F15]" office:value-type="float" office:value="1.57631188114966" calcext:value-type="float">
            <text:p>1.57631188114966</text:p>
          </table:table-cell>
          <table:table-cell table:style-name="ce2" table:formula="of:=[.D15]*[.E15]" office:value-type="float" office:value="37.0206303159284" calcext:value-type="float">
            <text:p>37.0206303159284</text:p>
          </table:table-cell>
          <table:table-cell table:formula="of:=[.H15]*1.5" office:value-type="float" office:value="55.5309454738926" calcext:value-type="float">
            <text:p>55.5309454738926</text:p>
          </table:table-cell>
          <table:table-cell table:formula="of:=1000*[.H15]/[.F15]" office:value-type="float" office:value="5.9710694057949" calcext:value-type="float">
            <text:p>5.9710694057949</text:p>
          </table:table-cell>
          <table:table-cell table:formula="of:=TRIM([.C15])" office:value-type="string" office:string-value="PHI" calcext:value-type="string">
            <text:p>PHI</text:p>
          </table:table-cell>
          <table:table-cell office:value-type="float" office:value="34" calcext:value-type="float">
            <text:p>34</text:p>
          </table:table-cell>
          <table:table-cell table:formula="of:=[.E15]-[.L15]" office:value-type="float" office:value="3.88" calcext:value-type="float">
            <text:p>3.88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Shake Milton <text:s text:c="4"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0.829698988449776" calcext:value-type="float">
            <text:p>0.829698988449776</text:p>
          </table:table-cell>
          <table:table-cell office:value-type="float" office:value="37.63" calcext:value-type="float">
            <text:p>37.63</text:p>
          </table:table-cell>
          <table:table-cell office:value-type="float" office:value="4400" calcext:value-type="float">
            <text:p>4400</text:p>
          </table:table-cell>
          <table:table-cell table:formula="of:=[.D16]*10000/[.F16]" office:value-type="float" office:value="1.88567951920404" calcext:value-type="float">
            <text:p>1.88567951920404</text:p>
          </table:table-cell>
          <table:table-cell table:style-name="ce2" table:formula="of:=[.D16]*[.E16]" office:value-type="float" office:value="31.2215729353651" calcext:value-type="float">
            <text:p>31.2215729353651</text:p>
          </table:table-cell>
          <table:table-cell table:formula="of:=[.H16]*1.5" office:value-type="float" office:value="46.8323594030476" calcext:value-type="float">
            <text:p>46.8323594030476</text:p>
          </table:table-cell>
          <table:table-cell table:formula="of:=1000*[.H16]/[.F16]" office:value-type="float" office:value="7.09581203076479" calcext:value-type="float">
            <text:p>7.09581203076479</text:p>
          </table:table-cell>
          <table:table-cell table:formula="of:=TRIM([.C16])" office:value-type="string" office:string-value="PHI" calcext:value-type="string">
            <text:p>PHI</text:p>
          </table:table-cell>
          <table:table-cell office:value-type="float" office:value="37" calcext:value-type="float">
            <text:p>37</text:p>
          </table:table-cell>
          <table:table-cell table:formula="of:=[.E16]-[.L16]" office:value-type="float" office:value="0.630000000000003" calcext:value-type="float">
            <text:p>0.630000000000003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Josh Richardson <text:s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0.799784064349182" calcext:value-type="float">
            <text:p>0.799784064349182</text:p>
          </table:table-cell>
          <table:table-cell office:value-type="float" office:value="41.67" calcext:value-type="float">
            <text:p>41.67</text:p>
          </table:table-cell>
          <table:table-cell office:value-type="float" office:value="5200" calcext:value-type="float">
            <text:p>5200</text:p>
          </table:table-cell>
          <table:table-cell table:formula="of:=[.D17]*10000/[.F17]" office:value-type="float" office:value="1.53804627759458" calcext:value-type="float">
            <text:p>1.53804627759458</text:p>
          </table:table-cell>
          <table:table-cell table:formula="of:=[.D17]*[.E17]" office:value-type="float" office:value="33.3270019614304" calcext:value-type="float">
            <text:p>33.3270019614304</text:p>
          </table:table-cell>
          <table:table-cell table:formula="of:=[.H17]*1.5" office:value-type="float" office:value="49.9905029421457" calcext:value-type="float">
            <text:p>49.9905029421457</text:p>
          </table:table-cell>
          <table:table-cell table:formula="of:=1000*[.H17]/[.F17]" office:value-type="float" office:value="6.40903883873662" calcext:value-type="float">
            <text:p>6.40903883873662</text:p>
          </table:table-cell>
          <table:table-cell table:formula="of:=TRIM([.C17])" office:value-type="string" office:string-value="PHI" calcext:value-type="string">
            <text:p>PHI</text:p>
          </table:table-cell>
          <table:table-cell office:value-type="float" office:value="25" calcext:value-type="float">
            <text:p>25</text:p>
          </table:table-cell>
          <table:table-cell table:formula="of:=[.E17]-[.L17]" office:value-type="float" office:value="16.67" calcext:value-type="float">
            <text:p>16.67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Furkan Korkmaz <text:s text:c="2"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0.735592200020192" calcext:value-type="float">
            <text:p>0.735592200020192</text:p>
          </table:table-cell>
          <table:table-cell office:value-type="float" office:value="12.97" calcext:value-type="float">
            <text:p>12.97</text:p>
          </table:table-cell>
          <table:table-cell office:value-type="float" office:value="3200" calcext:value-type="float">
            <text:p>3200</text:p>
          </table:table-cell>
          <table:table-cell table:formula="of:=[.D18]*10000/[.F18]" office:value-type="float" office:value="2.2987256250631" calcext:value-type="float">
            <text:p>2.2987256250631</text:p>
          </table:table-cell>
          <table:table-cell table:formula="of:=[.D18]*[.E18]" office:value-type="float" office:value="9.54063083426189" calcext:value-type="float">
            <text:p>9.54063083426189</text:p>
          </table:table-cell>
          <table:table-cell table:formula="of:=[.H18]*1.5" office:value-type="float" office:value="14.3109462513928" calcext:value-type="float">
            <text:p>14.3109462513928</text:p>
          </table:table-cell>
          <table:table-cell table:formula="of:=1000*[.H18]/[.F18]" office:value-type="float" office:value="2.98144713570684" calcext:value-type="float">
            <text:p>2.98144713570684</text:p>
          </table:table-cell>
          <table:table-cell table:formula="of:=TRIM([.C18])" office:value-type="string" office:string-value="PHI" calcext:value-type="string">
            <text:p>PHI</text:p>
          </table:table-cell>
          <table:table-cell office:value-type="float" office:value="28" calcext:value-type="float">
            <text:p>28</text:p>
          </table:table-cell>
          <table:table-cell table:formula="of:=[.E18]-[.L18]" office:value-type="float" office:value="-15.03" calcext:value-type="float">
            <text:p>-15.03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Mike Scott <text:s text:c="6"/>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0.728308361558842" calcext:value-type="float">
            <text:p>0.728308361558842</text:p>
          </table:table-cell>
          <table:table-cell office:value-type="float" office:value="4.98" calcext:value-type="float">
            <text:p>4.98</text:p>
          </table:table-cell>
          <table:table-cell office:value-type="float" office:value="3100" calcext:value-type="float">
            <text:p>3100</text:p>
          </table:table-cell>
          <table:table-cell table:formula="of:=[.D19]*10000/[.F19]" office:value-type="float" office:value="2.34938181148014" calcext:value-type="float">
            <text:p>2.34938181148014</text:p>
          </table:table-cell>
          <table:table-cell table:formula="of:=[.D19]*[.E19]" office:value-type="float" office:value="3.62697564056304" calcext:value-type="float">
            <text:p>3.62697564056304</text:p>
          </table:table-cell>
          <table:table-cell table:formula="of:=[.H19]*1.5" office:value-type="float" office:value="5.44046346084455" calcext:value-type="float">
            <text:p>5.44046346084455</text:p>
          </table:table-cell>
          <table:table-cell table:formula="of:=1000*[.H19]/[.F19]" office:value-type="float" office:value="1.16999214211711" calcext:value-type="float">
            <text:p>1.16999214211711</text:p>
          </table:table-cell>
          <table:table-cell table:formula="of:=TRIM([.C19])" office:value-type="string" office:string-value="PHI" calcext:value-type="string">
            <text:p>PHI</text:p>
          </table:table-cell>
          <table:table-cell office:value-type="float" office:value="31" calcext:value-type="float">
            <text:p>31</text:p>
          </table:table-cell>
          <table:table-cell table:formula="of:=[.E19]-[.L19]" office:value-type="float" office:value="-26.02" calcext:value-type="float">
            <text:p>-26.02</text:p>
          </table:table-cell>
          <table:table-cell table:number-columns-repeated="4"/>
        </table:table-row>
        <table:table-row table:style-name="ro1">
          <table:table-cell office:value-type="float" office:value="20200821" calcext:value-type="float">
            <text:p>20200821</text:p>
          </table:table-cell>
          <table:table-cell office:value-type="string" calcext:value-type="string">
            <text:p><text:s/>Matisse Thybulle </text:p>
          </table:table-cell>
          <table:table-cell office:value-type="string" calcext:value-type="string">
            <text:p><text:s/>PHI <text:s text:c="7"/></text:p>
          </table:table-cell>
          <table:table-cell office:value-type="float" office:value="0.619339563858063" calcext:value-type="float">
            <text:p>0.619339563858063</text:p>
          </table:table-cell>
          <table:table-cell office:value-type="float" office:value="8.52" calcext:value-type="float">
            <text:p>8.52</text:p>
          </table:table-cell>
          <table:table-cell office:value-type="float" office:value="3300" calcext:value-type="float">
            <text:p>3300</text:p>
          </table:table-cell>
          <table:table-cell table:formula="of:=[.D20]*10000/[.F20]" office:value-type="float" office:value="1.87678655714564" calcext:value-type="float">
            <text:p>1.87678655714564</text:p>
          </table:table-cell>
          <table:table-cell table:style-name="ce2" table:formula="of:=[.D20]*[.E20]" office:value-type="float" office:value="5.27677308407069" calcext:value-type="float">
            <text:p>5.27677308407069</text:p>
          </table:table-cell>
          <table:table-cell table:formula="of:=[.H20]*1.5" office:value-type="float" office:value="7.91515962610604" calcext:value-type="float">
            <text:p>7.91515962610604</text:p>
          </table:table-cell>
          <table:table-cell table:formula="of:=1000*[.H20]/[.F20]" office:value-type="float" office:value="1.59902214668809" calcext:value-type="float">
            <text:p>1.59902214668809</text:p>
          </table:table-cell>
          <table:table-cell table:formula="of:=TRIM([.C20])" office:value-type="string" office:string-value="PHI" calcext:value-type="string">
            <text:p>PHI</text:p>
          </table:table-cell>
          <table:table-cell office:value-type="float" office:value="30" calcext:value-type="float">
            <text:p>30</text:p>
          </table:table-cell>
          <table:table-cell table:formula="of:=[.E20]-[.L20]" office:value-type="float" office:value="-21.48" calcext:value-type="float">
            <text:p>-21.48</text:p>
          </table:table-cell>
          <table:table-cell table:number-columns-repeated="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number-columns-repeated="7"/>
          <table:table-cell table:style-name="ce2"/>
          <table:table-cell table:number-columns-repeated="8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M20">
          <table:sort>
            <table:sort-by table:field-number="2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12:04.589383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3T12:32:33.430255381</dc:date>
    <meta:editing-duration>P1DT18M1S</meta:editing-duration>
    <meta:editing-cycles>13</meta:editing-cycles>
    <meta:generator>LibreOffice/6.3.5.2$Linux_X86_64 LibreOffice_project/30$Build-2</meta:generator>
    <meta:document-statistic meta:table-count="1" meta:cell-count="259" meta:object-count="0"/>
  </office:meta>
</office:document-meta>
</file>